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8">
            <text:p>8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58">
            <text:p>58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10">
            <text:p>10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2">
            <text:p>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48">
            <text:p>48</text:p>
          </table:table-cell>
          <table:table-cell office:value-type="float" office:value="6.408">
            <text:p>6,40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    Number used as Dual Port RAM</text:p>
          </table:table-cell>
          <table:table-cell office:value-type="float" office:value="48">
            <text:p>4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    Number using O6 output only</text:p>
          </table:table-cell>
          <table:table-cell office:value-type="float" office:value="48">
            <text:p>4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    Number using O5 and O6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Single Port RA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Shift Register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16">
            <text:p>16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0">
            <text:p>0</text:p>
          </table:table-cell>
          <table:table-cell office:value-type="float" office:value="13.644">
            <text:p>13,64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58">
            <text:p>5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percentage" office:value="0.86">
            <text:p>86,00%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percentage" office:value="0.13">
            <text:p>13,00%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16">
            <text:p>16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35">
            <text:p>35</text:p>
          </table:table-cell>
          <table:table-cell office:value-type="float" office:value="218">
            <text:p>218</text:p>
          </table:table-cell>
          <table:table-cell office:value-type="percentage" office:value="0.16">
            <text:p>16,00%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table:style-name="ce4" office:value-type="float" office:value="5">
            <text:p>5</text:p>
          </table:table-cell>
          <table:table-cell table:number-columns-repeated="2" table:style-name="ce2" office:value-type="string">
            <text:p> 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4/04/2015</text:date>, <text:time>13:48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Barquin Ayuso</meta:initial-creator>
    <meta:creation-date>2015-04-04T13:47:42.32</meta:creation-date>
    <dc:date>2015-04-04T13:48:56.76</dc:date>
    <dc:creator>Pedro Barquin Ayuso</dc:creator>
    <meta:editing-duration>PT1M15S</meta:editing-duration>
    <meta:editing-cycles>1</meta:editing-cycles>
    <meta:document-statistic meta:table-count="3" meta:cell-count="208" meta:object-count="0"/>
    <meta:generator>OpenOffice/4.1.1$Win32 OpenOffice.org_project/411m6$Build-9775</meta:generator>
    <meta:user-defined meta:name="qrichtext">1</meta:user-defined>
  </office:meta>
</office:document-meta>
</file>